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JUnitResultFormatter.startTest( Tes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JUnitResultFormatter.addFailure( Test tes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JUnitResultFormatter.endTestSuite( JUnitTest sui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lainJUnitResultFormatter.addError( Test tes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JUnitResultFormatter.formatError( String type , Test test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lainJUnitResultFormatter.setSystemError( String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JUnitResultFormatter.PlainJUnitResul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ainJUnitResultFormatter.addFailure( Test test , AssertionFailedErro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JUnitResultFormatter.endTest( Test t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lainJUnitResultFormatter.setSystemOutp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JUnitResultFormatter.set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JUnitResultFormatter.startTestSuite( JUnitTest su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